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4375in"/>
    </style:style>
    <style:style style:name="Table1.E" style:family="table-column">
      <style:table-column-properties style:column-width="2.2396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paragraph-rsid="000d0044"/>
    </style:style>
    <style:style style:name="P2" style:family="paragraph" style:parent-style-name="Standard">
      <style:text-properties officeooo:rsid="000df250" officeooo:paragraph-rsid="000df250"/>
    </style:style>
    <style:style style:name="P3" style:family="paragraph" style:parent-style-name="Standard">
      <style:text-properties officeooo:rsid="000e96e4" officeooo:paragraph-rsid="000e96e4"/>
    </style:style>
    <style:style style:name="P4" style:family="paragraph" style:parent-style-name="Standard">
      <style:text-properties officeooo:rsid="000e96e4" officeooo:paragraph-rsid="000f1c13"/>
    </style:style>
    <style:style style:name="P5" style:family="paragraph" style:parent-style-name="Standard">
      <style:text-properties officeooo:rsid="000f1c13" officeooo:paragraph-rsid="000f1c13"/>
    </style:style>
    <style:style style:name="P6" style:family="paragraph" style:parent-style-name="Standard">
      <style:text-properties officeooo:rsid="000f1c13" officeooo:paragraph-rsid="0010b4df"/>
    </style:style>
    <style:style style:name="P7" style:family="paragraph" style:parent-style-name="Standard">
      <style:text-properties officeooo:rsid="0012cba5" officeooo:paragraph-rsid="0012cba5"/>
    </style:style>
    <style:style style:name="P8" style:family="paragraph" style:parent-style-name="Standard">
      <style:text-properties officeooo:rsid="0014b99a" officeooo:paragraph-rsid="0014b99a"/>
    </style:style>
    <style:style style:name="P9" style:family="paragraph" style:parent-style-name="Standard">
      <style:text-properties officeooo:rsid="0015eceb" officeooo:paragraph-rsid="0015eceb"/>
    </style:style>
    <style:style style:name="P10" style:family="paragraph" style:parent-style-name="Standard">
      <style:text-properties officeooo:rsid="00160c84" officeooo:paragraph-rsid="001675e4"/>
    </style:style>
    <style:style style:name="P11" style:family="paragraph" style:parent-style-name="Table_20_Contents">
      <style:text-properties officeooo:rsid="000d0044" officeooo:paragraph-rsid="000d0044"/>
    </style:style>
    <style:style style:name="P12" style:family="paragraph" style:parent-style-name="Table_20_Contents">
      <style:paragraph-properties fo:text-align="end" style:justify-single-word="false"/>
      <style:text-properties officeooo:rsid="000d0044" officeooo:paragraph-rsid="000d0044"/>
    </style:style>
    <style:style style:name="P13" style:family="paragraph" style:parent-style-name="Table_20_Contents">
      <style:text-properties officeooo:rsid="000d0044" officeooo:paragraph-rsid="0021d680"/>
    </style:style>
    <style:style style:name="P14" style:family="paragraph" style:parent-style-name="Table_20_Contents">
      <style:text-properties officeooo:rsid="000d5ceb" officeooo:paragraph-rsid="000d5ceb"/>
    </style:style>
    <style:style style:name="P15" style:family="paragraph" style:parent-style-name="Table_20_Contents">
      <style:text-properties officeooo:rsid="0021d680" officeooo:paragraph-rsid="0021d680"/>
    </style:style>
    <style:style style:name="T1" style:family="text">
      <style:text-properties officeooo:rsid="000d0044"/>
    </style:style>
    <style:style style:name="T2" style:family="text">
      <style:text-properties officeooo:rsid="000d5ceb"/>
    </style:style>
    <style:style style:name="T3" style:family="text">
      <style:text-properties officeooo:rsid="000e96e4"/>
    </style:style>
    <style:style style:name="T4" style:family="text">
      <style:text-properties officeooo:rsid="000f1c13"/>
    </style:style>
    <style:style style:name="T5" style:family="text">
      <style:text-properties officeooo:rsid="001096bd"/>
    </style:style>
    <style:style style:name="T6" style:family="text">
      <style:text-properties officeooo:rsid="0010b4df"/>
    </style:style>
    <style:style style:name="T7" style:family="text">
      <style:text-properties officeooo:rsid="00115367"/>
    </style:style>
    <style:style style:name="T8" style:family="text">
      <style:text-properties officeooo:rsid="0014b99a"/>
    </style:style>
    <style:style style:name="T9" style:family="text">
      <style:text-properties officeooo:rsid="0015eceb"/>
    </style:style>
    <style:style style:name="T10" style:family="text">
      <style:text-properties officeooo:rsid="00160c84"/>
    </style:style>
    <style:style style:name="T11" style:family="text">
      <style:text-properties officeooo:rsid="001675e4"/>
    </style:style>
    <style:style style:name="T12" style:family="text">
      <style:text-properties officeooo:rsid="001745f0"/>
    </style:style>
    <style:style style:name="T13" style:family="text">
      <style:text-properties officeooo:rsid="0018fe03"/>
    </style:style>
    <style:style style:name="T14" style:family="text">
      <style:text-properties officeooo:rsid="001e4fa1"/>
    </style:style>
    <style:style style:name="T15" style:family="text">
      <style:text-properties officeooo:rsid="0021d6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er Hay</text:p>
      <text:p text:style-name="Standard">ME333 - Mechatronics</text:p>
      <text:p text:style-name="Standard">Chapter 3, 1-9</text:p>
      <text:p text:style-name="Standard"/>
      <text:p text:style-name="P1">1)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Virtual Address</text:p>
          </table:table-cell>
          <table:table-cell table:style-name="Table1.A1" office:value-type="string">
            <text:p text:style-name="P11">Physical Address</text:p>
          </table:table-cell>
          <table:table-cell table:style-name="Table1.A1" office:value-type="string">
            <text:p text:style-name="P14">Memory Region</text:p>
          </table:table-cell>
          <table:table-cell table:style-name="Table1.A1" office:value-type="string">
            <text:p text:style-name="P11"><text:span text:style-name="T2">Sub </text:span>Region</text:p>
          </table:table-cell>
        </table:table-row>
        <table:table-row>
          <table:table-cell table:style-name="Table1.A1" office:value-type="string">
            <text:p text:style-name="P12">a)</text:p>
          </table:table-cell>
          <table:table-cell table:style-name="Table1.A1" office:value-type="string">
            <text:p text:style-name="P11">0x80000020</text:p>
          </table:table-cell>
          <table:table-cell table:style-name="Table1.A1" office:value-type="string">
            <text:p text:style-name="P15">00000020</text:p>
          </table:table-cell>
          <table:table-cell table:style-name="Table1.A1" office:value-type="string">
            <text:p text:style-name="P14">KSEG0</text:p>
          </table:table-cell>
          <table:table-cell table:style-name="Table1.A1" office:value-type="string">
            <text:p text:style-name="P14">RAM</text:p>
          </table:table-cell>
        </table:table-row>
        <table:table-row>
          <table:table-cell table:style-name="Table1.A1" office:value-type="string">
            <text:p text:style-name="P12">b)</text:p>
          </table:table-cell>
          <table:table-cell table:style-name="Table1.A1" office:value-type="string">
            <text:p text:style-name="P11">0xA0000020</text:p>
          </table:table-cell>
          <table:table-cell table:style-name="Table1.A1" office:value-type="string">
            <text:p text:style-name="P13">00000020</text:p>
          </table:table-cell>
          <table:table-cell table:style-name="Table1.A1" office:value-type="string">
            <text:p text:style-name="P14">KSEG1</text:p>
          </table:table-cell>
          <table:table-cell table:style-name="Table1.A1" office:value-type="string">
            <text:p text:style-name="P14">RAM</text:p>
          </table:table-cell>
        </table:table-row>
        <table:table-row>
          <table:table-cell table:style-name="Table1.A1" office:value-type="string">
            <text:p text:style-name="P12">c)</text:p>
          </table:table-cell>
          <table:table-cell table:style-name="Table1.A1" office:value-type="string">
            <text:p text:style-name="P11">0xBF800001</text:p>
          </table:table-cell>
          <table:table-cell table:style-name="Table1.A1" office:value-type="string">
            <text:p text:style-name="P15">1F800001</text:p>
          </table:table-cell>
          <table:table-cell table:style-name="Table1.A1" office:value-type="string">
            <text:p text:style-name="P14">KSEG1</text:p>
          </table:table-cell>
          <table:table-cell table:style-name="Table1.A1" office:value-type="string">
            <text:p text:style-name="P14">SFR</text:p>
          </table:table-cell>
        </table:table-row>
        <table:table-row>
          <table:table-cell table:style-name="Table1.A1" office:value-type="string">
            <text:p text:style-name="P12">d)</text:p>
          </table:table-cell>
          <table:table-cell table:style-name="Table1.A1" office:value-type="string">
            <text:p text:style-name="P11">0x9F<text:span text:style-name="T6">C</text:span>00111</text:p>
          </table:table-cell>
          <table:table-cell table:style-name="Table1.A1" office:value-type="string">
            <text:p text:style-name="Table_20_Contents">1FC00111</text:p>
          </table:table-cell>
          <table:table-cell table:style-name="Table1.A1" office:value-type="string">
            <text:p text:style-name="P14">KSEG0</text:p>
          </table:table-cell>
          <table:table-cell table:style-name="Table1.A1" office:value-type="string">
            <text:p text:style-name="P14">boot</text:p>
          </table:table-cell>
        </table:table-row>
        <table:table-row>
          <table:table-cell table:style-name="Table1.A1" office:value-type="string">
            <text:p text:style-name="P12">e)</text:p>
          </table:table-cell>
          <table:table-cell table:style-name="Table1.A1" office:value-type="string">
            <text:p text:style-name="P11">0x9D001000</text:p>
          </table:table-cell>
          <table:table-cell table:style-name="Table1.A1" office:value-type="string">
            <text:p text:style-name="Table_20_Contents">1D001000</text:p>
          </table:table-cell>
          <table:table-cell table:style-name="Table1.A1" office:value-type="string">
            <text:p text:style-name="P14">KSEG0</text:p>
          </table:table-cell>
          <table:table-cell table:style-name="Table1.A1" office:value-type="string">
            <text:p text:style-name="P14">flash</text:p>
          </table:table-cell>
        </table:table-row>
      </table:table>
      <text:p text:style-name="P1"/>
      <text:p text:style-name="P2">2) <text:tab/>_RESET_ADDR = 0xBD00<text:span text:style-name="T3">197</text:span>0</text:p>
      <text:p text:style-name="P2"/>
      <text:p text:style-name="P4">3)<text:span text:style-name="T4"><text:tab/>a)<text:tab/>PORTB<text:tab/>31/15 - 16/0</text:span></text:p>
      <text:p text:style-name="P3"><text:tab/><text:tab/><text:span text:style-name="T4">PORTC<text:tab/>31/15 - 28/12; 20/4 - 17/1</text:span></text:p>
      <text:p text:style-name="P4"><text:tab/><text:tab/><text:span text:style-name="T4">PORTD<text:tab/>31/15 - 16/0</text:span></text:p>
      <text:p text:style-name="P4"><text:tab/><text:tab/><text:span text:style-name="T4">PORTE<text:tab/>25/9 - 16/0</text:span></text:p>
      <text:p text:style-name="P3"><text:tab/><text:tab/><text:span text:style-name="T4">PORTF<text:tab/>29/13 - 28/12; 24/8; 21/5 - 16/0</text:span></text:p>
      <text:p text:style-name="P3"><text:tab/><text:tab/><text:span text:style-name="T4">PORTG<text:tab/>31/15 - 28/12; 25/9 - 22/6; 19/2 - 16/0</text:span></text:p>
      <text:p text:style-name="P3"><text:tab/></text:p>
      <text:p text:style-name="P3"><text:tab/><text:tab/><text:span text:style-name="T4">Pin 60</text:span></text:p>
      <text:p text:style-name="P3"/>
      <text:p text:style-name="P6"><text:tab/>b)<text:tab/><text:span text:style-name="T5">31/15 – 29/13 unimplemented</text:span></text:p>
      <text:p text:style-name="P6"><text:tab/><text:tab/><text:span text:style-name="T6">28/12 – <text:tab/>MVEC</text:span></text:p>
      <text:p text:style-name="P6"><text:tab/><text:tab/><text:span text:style-name="T6">27/11 – <text:tab/>unimplemented</text:span></text:p>
      <text:p text:style-name="P6"><text:tab/><text:tab/><text:span text:style-name="T6">26/10 – 24/8 <text:tab/>TPC</text:span></text:p>
      <text:p text:style-name="P5"><text:tab/><text:tab/><text:span text:style-name="T6">23/7 – 21/5<text:tab/>unimplemented</text:span></text:p>
      <text:p text:style-name="P5"><text:tab/><text:tab/><text:span text:style-name="T6">20/4 – 16/0<text:tab/>INT#EP</text:span></text:p>
      <text:p text:style-name="P5"/>
      <text:p text:style-name="P5">4)<text:tab/> <text:s/><text:span text:style-name="T14">9<text:tab/></text:span>LATFbits.LATF1 = 0; <text:s text:c="3"/>// on the NU32, so "high" (1) = "off" and "low" (0) = "on"</text:p>
      <text:p text:style-name="P5"/>
      <text:p text:style-name="P7">5)<text:tab/>n/a</text:p>
      <text:p text:style-name="P7"/>
      <text:p text:style-name="P7">6)<text:tab/>a)<text:tab/>BF805000<text:tab/>1000</text:p>
      <text:p text:style-name="P7"><text:tab/>b)<text:tab/><text:span text:style-name="T8">BF886080<text:tab/>F000</text:span></text:p>
      <text:p text:style-name="P7"/>
      <text:p text:style-name="P8">7)<text:tab/>Because it is including libraries and functions referenced in the program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8)<text:tab/><text:span text:style-name="T10">a)<text:tab/>512<text:tab/></text:span>and <text:s text:c="4"/>a0,a0,0</text:p>
      <text:p text:style-name="P8"><text:tab/> <text:s text:c="7"/><text:tab/><text:span text:style-name="T9">513<text:tab/></text:span>and <text:s text:c="4"/>a1,a1,0</text:p>
      <text:p text:style-name="P8"><text:tab/> <text:s text:c="7"/><text:tab/><text:span text:style-name="T9">514<text:tab/></text:span>la <text:s text:c="5"/>t0,_main_entry</text:p>
      <text:p text:style-name="P8"><text:tab/> <text:s text:c="7"/><text:tab/><text:span text:style-name="T9">515<text:tab/></text:span>jr <text:s text:c="5"/>t0</text:p>
      <text:p text:style-name="P8"><text:tab/> <text:s text:c="7"/><text:tab/><text:span text:style-name="T9">516<text:tab/></text:span>nop</text:p>
      <text:p text:style-name="P9"><text:tab/><text:tab/>517</text:p>
      <text:p text:style-name="P8"><text:span text:style-name="T9"><text:tab/><text:tab/>518</text:span> <text:s text:c="4"/><text:tab/>.end _startup</text:p>
      <text:p text:style-name="P10"/>
      <text:p text:style-name="P10"><text:tab/>b)<text:tab/>bf88cb3c A<text:tab/>C2FIFOUA31INV</text:p>
      <text:p text:style-name="P10"><text:tab/><text:tab/>bf88cb40 A<text:tab/>C2FIFOCI31</text:p>
      <text:p text:style-name="P10"><text:tab/><text:tab/>bf88cb44 A<text:tab/>C2FIFOCI31CLR</text:p>
      <text:p text:style-name="P10"><text:tab/><text:tab/>bf88cb48 A<text:tab/>C2FIFOCI31SET</text:p>
      <text:p text:style-name="P10"><text:tab/><text:tab/>bf88cb4c A<text:tab/>C2FIFOCI31INV</text:p>
      <text:p text:style-name="P10"/>
      <text:p text:style-name="P10"><text:tab/><text:span text:style-name="T11">c)<text:tab/>struct {</text:span></text:p>
      <text:p text:style-name="P10"><text:tab/><text:tab/> <text:s text:c="3"/><text:tab/>uint32_t SPIRBF:1;</text:p>
      <text:p text:style-name="P10"><text:tab/><text:tab/> <text:tab/>uint32_t SPITBF:1;</text:p>
      <text:p text:style-name="P10"><text:tab/><text:tab/> <text:tab/>uint32_t :1;</text:p>
      <text:p text:style-name="P10"><text:tab/><text:tab/><text:tab/>uint32_t SPITBE:1;</text:p>
      <text:p text:style-name="P10"><text:tab/><text:tab/><text:tab/>uint32_t :1;</text:p>
      <text:p text:style-name="P10"><text:tab/><text:tab/><text:tab/>uint32_t SPIRBE:1;</text:p>
      <text:p text:style-name="P10"><text:tab/><text:tab/><text:tab/>uint32_t SPIROV:1;</text:p>
      <text:p text:style-name="P10"><text:tab/><text:tab/><text:tab/>uint32_t SRMT:1;</text:p>
      <text:p text:style-name="P10"><text:tab/><text:tab/><text:tab/>uint32_t SPITUR:1;</text:p>
      <text:p text:style-name="P10"><text:tab/><text:tab/><text:tab/>uint32_t :2;</text:p>
      <text:p text:style-name="P10"><text:tab/><text:tab/><text:tab/>uint32_t SPIBUSY:1;</text:p>
      <text:p text:style-name="P10"><text:tab/><text:tab/><text:tab/>uint32_t :4;</text:p>
      <text:p text:style-name="P10"><text:tab/><text:tab/><text:tab/>uint32_t TXBUFELM:5;</text:p>
      <text:p text:style-name="P10"><text:tab/><text:tab/><text:tab/>uint32_t :3;</text:p>
      <text:p text:style-name="P10"><text:tab/><text:tab/><text:tab/>uint32_t RXBUFELM:5;</text:p>
      <text:p text:style-name="P10"><text:tab/><text:tab/>};</text:p>
      <text:p text:style-name="P10"/>
      <text:p text:style-name="P10"><text:tab/><text:tab/><text:span text:style-name="T12">The sizes line up with Table 14-4: SPI2, SPI3, and SPI4 Register Ma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2:20:18.860779232</meta:creation-date>
    <dc:date>2020-02-03T15:17:27.810364452</dc:date>
    <meta:editing-duration>PT24M37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2" meta:paragraph-count="83" meta:word-count="227" meta:character-count="1481" meta:non-whitespace-character-count="1162"/>
  </office:meta>
</office:document-meta>
</file>